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utfit" svg:font-family="Outfit,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3f3f3f" style:font-name="Outfit" fo:font-size="13.5pt" fo:letter-spacing="normal" fo:font-style="normal" fo:font-weight="normal" style:font-size-asian="18pt" style:font-size-complex="18pt"/>
    </style:style>
    <style:style style:name="P2" style:family="paragraph" style:parent-style-name="Text_20_body">
      <style:paragraph-properties fo:margin-left="0cm" fo:margin-right="0cm" fo:orphans="2" fo:widows="2" fo:text-indent="0cm" style:auto-text-indent="false" fo:padding-left="0cm" fo:padding-right="0cm" fo:padding-top="0cm" fo:padding-bottom="0.049cm" fo:border-left="none" fo:border-right="none" fo:border-top="none" fo:border-bottom="0.002cm solid #000000"/>
      <style:text-properties fo:font-variant="normal" fo:text-transform="none" fo:color="#3f3f3f" style:font-name="Outfit" fo:font-size="13.5pt" fo:letter-spacing="normal" fo:font-style="normal" fo:font-weight="normal"/>
    </style:style>
    <style:style style:name="P3" style:family="paragraph" style:parent-style-name="Standard">
      <style:text-properties fo:font-size="18pt" style:font-size-asian="18pt" style:font-size-complex="18pt"/>
    </style:style>
    <style:style style:name="T1" style:family="text">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24 oct 25 </text:p>
      <text:p text:style-name="P3"/>
      <text:p text:style-name="P3">Logical positivism</text:p>
      <text:p text:style-name="P3"/>
      <text:p text:style-name="P3"><text:a xlink:type="simple" xlink:href="https://www.youtube.com/watch?v=jKACapfkGWI" text:style-name="Internet_20_link" text:visited-style-name="Visited_20_Internet_20_Link">A History of Philosophy | 76 Logical Positivism</text:a> </text:p>
      <text:p text:style-name="P3"/>
      <text:p text:style-name="P3"/>
      <text:p text:style-name="P3">Metaphysical statements!!!....The elimination of Metaphysics by Freddie Ayer......!!!!</text:p>
      <text:p text:style-name="P3"/>
      <text:p text:style-name="P1">Before delving into criticisms, it’s essential to understand what logical positivism advocated. At its heart was the verifiability principle, which stated that a statement is meaningful only if it could be empirically verified through sense experience or if it was analytically true (true by definition, like mathematical or logical statements). Any statement failing this criterion was dismissed as meaningless—neither true nor false, but simply nonsensical.</text:p>
      <text:p text:style-name="P2">This principle became the cornerstone for the logical positivists’ attempt to eliminate metaphysics from philosophical discourse. Statements about God, the absolute, or the nature of reality beyond experience were rejected as meaningless rather than false. The positivists believed this approach would transform philosophy into a rigorous enterprise aligned with scientific methodology.</text:p>
      <text:p text:style-name="Standard"><text:span text:style-name="T1">(</text:span><text:a xlink:type="simple" xlink:href="https://philosophy.institute/philosophy-of-science-and-cosmology/challenges-logical-positivism-criticisms/" text:style-name="Internet_20_link" text:visited-style-name="Visited_20_Internet_20_Link">Navigating the Criticisms: The Challenges to Logical Positivism • Philosophy Institute</text:a> )</text:p>
      <text:p text:style-name="Standard"/>
      <text:p text:style-name="Standard"/>
      <text:p text:style-name="P3">Dont forget Kark Popper and the verification principl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utfit" svg:font-family="Outfit,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24T12:53:33.36</meta:creation-date>
    <meta:document-statistic meta:table-count="0" meta:image-count="0" meta:object-count="0" meta:page-count="1" meta:paragraph-count="8" meta:word-count="157" meta:character-count="1155"/>
    <dc:date>2025-10-24T13:08:22.48</dc:date>
    <meta:editing-duration>PT14M51S</meta:editing-duration>
    <meta:editing-cycles>1</meta:editing-cycles>
    <meta:generator>OpenOffice/4.1.15$Win32 OpenOffice.org_project/4115m2$Build-9813</meta:generator>
  </office:meta>
</office:document-meta>
</file>